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solid" draw:fill-color="#ffcc99" draw:fill-gradient-name="Gradient_20_1" draw:fill-hatch-name="Black_20_0_20_Degrees" draw:fill-image-name="Empty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cc00" draw:fill-gradient-name="Gradient_20_1" draw:fill-hatch-name="Black_20_0_20_Degrees" draw:fill-image-name="Empty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width="0.102cm" svg:stroke-color="#80008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80008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02cm" svg:stroke-color="#000000" draw:marker-start-width="0.352cm" draw:marker-end="Arrow" draw:marker-end-width="0.452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00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solid" draw:fill="none" fo:min-height="1.06cm"/>
    </style:style>
    <style:style style:name="gr16" style:family="graphic" style:parent-style-name="standard">
      <style:graphic-properties draw:marker-end="" draw:marker-end-width="0.3cm" draw:textarea-horizontal-align="center" draw:textarea-vertical-align="middle"/>
    </style:style>
    <style:style style:name="gr17" style:family="graphic" style:parent-style-name="standard">
      <style:graphic-properties draw:stroke="solid" svg:stroke-width="0.051cm" svg:stroke-color="#000000" draw:marker-start-width="0.276cm" draw:marker-end-width="0.276cm" draw:fill="solid" draw:fill-color="#ff8080" draw:textarea-horizontal-align="left" draw:auto-grow-height="false" draw:auto-grow-width="false" fo:min-height="0.838cm" fo:min-width="4.759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2.442cm"/>
    </style:style>
    <style:style style:name="gr19" style:family="graphic" style:parent-style-name="standard">
      <style:graphic-properties draw:stroke="solid" svg:stroke-width="0.051cm" svg:stroke-color="#000000" draw:marker-start-width="0.276cm" draw:marker-end-width="0.276cm" draw:fill="solid" draw:fill-color="#ff8080" draw:textarea-horizontal-align="left" draw:auto-grow-height="true" draw:auto-grow-width="false" fo:min-height="0.838cm" fo:min-width="4.759cm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1cm" svg:stroke-color="#000000" draw:marker-start-width="0.276cm" draw:marker-end-width="0.276cm" draw:fill="solid" draw:fill-color="#ff8080" draw:textarea-horizontal-align="left" draw:auto-grow-height="false" draw:auto-grow-width="false" fo:min-height="1.07cm" fo:min-width="4.759cm" fo:padding-top="0.15cm" fo:padding-bottom="0.15cm" fo:padding-left="0.275cm" fo:padding-right="0.275cm"/>
    </style:style>
    <style:style style:name="gr2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2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solid" svg:stroke-width="0.051cm" svg:stroke-color="#000000" draw:marker-start-width="0.276cm" draw:marker-end-width="0.276cm" draw:fill="solid" draw:fill-color="#ff8080" draw:textarea-horizontal-align="left" draw:auto-grow-height="true" draw:auto-grow-width="false" fo:min-height="0.97cm" fo:min-width="4.75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ccccff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ffcc99" draw:opacity="50%" draw:textarea-horizontal-align="justify" draw:textarea-vertical-align="middle" draw:auto-grow-height="false" draw:shadow-opacity="50%"/>
    </style:style>
    <style:style style:name="gr3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96cc9d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b3b300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35" style:family="graphic" style:parent-style-name="standard">
      <style:graphic-properties draw:stroke="dash" draw:stroke-dash="Ultrafine_20_2_20_Dots_20_3_20_Dashes" svg:stroke-width="0.102cm" svg:stroke-color="#800080" draw:marker-start-width="0.352cm" draw:marker-end-width="0.352cm" draw:fill="none" draw:fill-color="#808000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draw:marker-start="Arrow" draw:marker-start-width="0.3cm" draw:marker-end="Arrow" draw:marker-end-width="0.3cm" draw:fill="solid" draw:fill-color="#808000" draw:textarea-horizontal-align="center" draw:textarea-vertical-align="middl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 style:list-style-name="L4">
      <style:graphic-properties draw:fill-color="#ffffff" draw:auto-grow-height="true" fo:min-height="13.86cm"/>
    </style:style>
    <style:style style:name="pr3" style:family="presentation" style:parent-style-name="Blue-notes" style:list-style-name="L5">
      <style:graphic-properties draw:fill-color="#ffffff" draw:auto-grow-height="true" fo:min-height="12.573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2.322cm"/>
    </style:style>
    <style:style style:name="pr6" style:family="presentation" style:parent-style-name="Blue-notes" style:list-style-name="L5">
      <style:graphic-properties draw:fill-color="#ffffff" draw:auto-grow-height="true" fo:min-height="12.573cm"/>
    </style:style>
    <style:style style:name="pr7" style:family="presentation" style:parent-style-name="Blue-outline1">
      <style:graphic-properties draw:fill-color="#ffffff" fo:min-height="16.271cm"/>
    </style:style>
    <style:style style:name="pr8" style:family="presentation" style:parent-style-name="Blue-title">
      <style:graphic-properties draw:fill-color="#ffffff" fo:min-height="3.256cm"/>
    </style:style>
    <style:style style:name="pr9" style:family="presentation" style:parent-style-name="Blue-outline1">
      <style:graphic-properties draw:fill-color="#ffffff" fo:min-height="15.986cm"/>
    </style:style>
    <style:style style:name="pr10" style:family="presentation" style:parent-style-name="Blue-outline1">
      <style:graphic-properties draw:fill-color="#ffffff" fo:min-height="4.44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2" style:family="paragraph">
      <style:paragraph-properties fo:margin-left="0cm" fo:margin-right="0cm" fo:text-indent="0cm"/>
      <style:text-properties fo:font-size="28pt" style:text-underline-style="solid" style:text-underline-width="auto" style:text-underline-color="font-color" style:font-size-asian="28pt" style:font-size-complex="28pt"/>
    </style:style>
    <style:style style:name="P13" style:family="paragraph">
      <style:paragraph-properties fo:text-align="center"/>
      <style:text-properties fo:color="#ffffff" fo:font-size="18pt" style:font-size-asian="18pt" style:font-size-complex="18pt"/>
    </style:style>
    <style:style style:name="P14" style:family="paragraph">
      <style:paragraph-properties fo:margin-left="0cm" fo:margin-right="0cm" fo:text-indent="0cm"/>
      <style:text-properties style:text-underline-style="none"/>
    </style:style>
    <style:style style:name="P15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7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0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color="#ffffff" fo:font-size="18pt" style:font-size-asian="18pt" style:font-size-complex="18pt"/>
    </style:style>
    <style:style style:name="T11" style:family="text">
      <style:text-properties fo:font-size="28pt" style:text-underline-style="none" style:font-size-asian="28pt" style:font-size-complex="28pt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ize="20pt" fo:language="en" fo:country="US" style:font-size-asian="20pt" style:font-size-complex="20pt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style:style style:name="T15" style:family="text">
      <style:text-properties fo:font-size="20pt" fo:font-style="normal" style:font-size-asian="20pt" style:font-style-asian="normal" style:font-size-complex="20pt" style:font-style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n" fo:country="US" fo:font-style="italic" fo:text-shadow="none" style:text-underline-style="none" fo:font-weight="normal" style:text-underline-mode="continuous" style:text-line-through-mode="continuous" style:letter-kerning="false" style:font-family-asian="'DejaVu Sans'" style:font-family-generic-asian="system" style:font-pitch-asian="variable" style:font-size-asian="24pt" style:language-asian="zxx" style:country-asian="none" style:font-style-asian="italic" style:font-weight-asian="normal" style:font-family-complex="'DejaVu Sans'" style:font-family-generic-complex="system" style:font-pitch-complex="variable" style:font-size-complex="24pt" style:language-complex="zxx" style:country-complex="none" style:font-style-complex="italic" style:font-weight-complex="normal" style:text-emphasize="none" style:text-scale="100%" style:font-relief="none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phalinc Software Development Environment</presentation:footer-decl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301cm" svg:y="0cm" presentation:class="title" presentation:user-transformed="true">
          <draw:text-box>
            <text:p text:style-name="P1"><text:span text:style-name="T1">Software Development Environment</text:span></text:p>
          </draw:text-box>
        </draw:frame>
        <draw:frame presentation:style-name="pr2" draw:text-style-name="P3" draw:layer="layout" svg:width="25.199cm" svg:height="13.86cm" svg:x="1.4cm" svg:y="4.914cm" presentation:class="subtitle" presentation:user-transformed="true">
          <draw:text-box>
            <text:p text:style-name="P3">Alphalinc Software Development Environment</text:p>
            <text:p text:style-name="P3"><text:span text:style-name="T2">Luís Fernando Soeiro</text:span></text:p>
            <text:p text:style-name="P3"><text:span text:style-name="T2">luis.soeiro@disclinc.com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opics</text:p>
          </draw:text-box>
        </draw:frame>
        <draw:frame presentation:style-name="pr4" draw:text-style-name="P5" draw:layer="layout" svg:width="25.199cm" svg:height="13.841cm" svg:x="1.27cm" svg:y="3.81cm" presentation:class="outline" presentation:user-transformed="true">
          <draw:text-box>
            <text:list text:style-name="L2">
              <text:list-item>
                <text:p text:style-name="P1"><text:span text:style-name="T2">Main elements of Alphalinc</text:span></text:p>
              </text:list-item>
              <text:list-item>
                <text:p text:style-name="P1"><text:span text:style-name="T2">Main problems with current environment</text:span></text:p>
              </text:list-item>
              <text:list-item>
                <text:p text:style-name="P1"><text:span text:style-name="T2">Proposed changes</text:span></text:p>
              </text:list-item>
              <text:list-item>
                <text:p text:style-name="P1"><text:span text:style-name="T2">New Alphalinc software development environment</text:span></text:p>
                <text:list>
                  <text:list-item>
                    <text:p text:style-name="P1"><text:span text:style-name="T2">Main parts </text:span></text:p>
                  </text:list-item>
                </text:list>
              </text:list-item>
              <text:list-item>
                <text:p text:style-name="P1"><text:span text:style-name="T2">Source Control basics</text:span></text:p>
              </text:list-item>
              <text:list-item>
                <text:p text:style-name="P1"><text:span text:style-name="T2">Centralized workflow</text:span></text:p>
              </text:list-item>
              <text:list-item>
                <text:p text:style-name="P1"><text:span text:style-name="T2">Working cycle</text:span></text:p>
              </text:list-item>
              <text:list-item>
                <text:p text:style-name="P1"><text:span text:style-name="T2">Development Environment Best Practices</text:span></text:p>
              </text:list-item>
              <text:list-item>
                <text:p text:style-name="P1"><text:span text:style-name="T2">Final not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Main elements of Alphalinc</text:p>
          </draw:text-box>
        </draw:frame>
        <draw:custom-shape draw:style-name="gr2" draw:text-style-name="P6" draw:layer="layout" svg:width="25.4cm" svg:height="3.517cm" svg:x="1.27cm" svg:y="15.898cm">
          <text:p/>
          <draw:enhanced-geometry svg:viewBox="0 0 21600 21600" draw:type="rectangle" draw:enhanced-path="M 0 0 L 21600 0 21600 21600 0 21600 0 0 Z N"/>
        </draw:custom-shape>
        <draw:g draw:id="id4">
          <draw:custom-shape draw:style-name="gr3" draw:text-style-name="P6" draw:layer="layout" svg:width="12.7cm" svg:height="2.54cm" svg:x="1.27cm" svg:y="11.4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6.35cm" svg:height="1.675cm" svg:x="1.37cm" svg:y="11.553cm">
            <draw:text-box>
              <text:p text:style-name="P1">Intersystems</text:p>
              <text:p text:style-name="P1">Caché</text:p>
            </draw:text-box>
          </draw:frame>
        </draw:g>
        <draw:g draw:id="id3">
          <draw:custom-shape draw:style-name="gr3" draw:text-style-name="P6" draw:layer="layout" svg:width="5.715cm" svg:height="2.54cm" svg:x="20.705cm" svg:y="11.4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5.765cm" svg:height="1.518cm" svg:x="20.905cm" svg:y="11.525cm">
            <draw:text-box>
              <text:p text:style-name="P1">Servlet Container</text:p>
              <text:p text:style-name="P1"><text:span text:style-name="T3">(Apache Tomcat)</text:span></text:p>
            </draw:text-box>
          </draw:frame>
        </draw:g>
        <draw:frame draw:style-name="gr6" draw:text-style-name="P1" draw:layer="layout" svg:width="6.35cm" svg:height="0.963cm" svg:x="1.27cm" svg:y="16.107cm">
          <draw:text-box>
            <text:p text:style-name="P1">O.S.File system</text:p>
          </draw:text-box>
        </draw:frame>
        <draw:custom-shape draw:style-name="gr7" draw:text-style-name="P7" draw:id="id5" draw:layer="layout" svg:width="5.715cm" svg:height="1.429cm" svg:x="8.255cm" svg:y="8.731cm">
          <text:p text:style-name="P7">Caché terminal</text:p>
          <draw:enhanced-geometry svg:viewBox="0 0 21600 21600" draw:type="rectangle" draw:enhanced-path="M 0 0 L 21600 0 21600 21600 0 21600 0 0 Z N"/>
        </draw:custom-shape>
        <draw:custom-shape draw:style-name="gr8" draw:text-style-name="P7" draw:id="id1" draw:layer="layout" svg:width="5.715cm" svg:height="1.429cm" svg:x="17.78cm" svg:y="4.745cm">
          <text:p text:style-name="P7">Internet <text:s/>browsers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6.67cm" svg:height="12.065cm" svg:x="0.635cm" svg:y="7.6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927cm" svg:height="2.139cm" svg:x="1.277cm" svg:y="7.88cm">
          <draw:text-box>
            <text:p text:style-name="P1"><text:span text:style-name="T2">Alphalinc</text:span></text:p>
            <text:p text:style-name="P1"><text:span text:style-name="T2">Server</text:span></text:p>
          </draw:text-box>
        </draw:frame>
        <draw:g draw:id="id2">
          <draw:custom-shape draw:style-name="gr3" draw:text-style-name="P6" draw:layer="layout" svg:width="4.57cm" svg:height="2.54cm" svg:x="15.115cm" svg:y="11.4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4.062cm" svg:height="0.963cm" svg:x="15.115cm" svg:y="11.598cm">
            <draw:text-box>
              <text:p text:style-name="P1">Web Server</text:p>
            </draw:text-box>
          </draw:frame>
        </draw:g>
        <draw:custom-shape draw:style-name="gr3" draw:text-style-name="P6" draw:layer="layout" svg:width="1.27cm" svg:height="1.905cm" svg:x="5.42cm" svg:y="11.7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1" draw:text-style-name="P6" draw:layer="layout" draw:type="line" svg:x1="20.637cm" svg:y1="6.174cm" svg:x2="17.4cm" svg:y2="11.43cm" draw:start-shape="id1" draw:start-glue-point="2" draw:end-shape="id2" draw:end-glue-point="0" svg:d="m20637 6174-3237 5256">
          <text:p/>
        </draw:connector>
        <draw:connector draw:style-name="gr12" draw:text-style-name="P6" draw:layer="layout" draw:type="line" svg:x1="20.637cm" svg:y1="6.174cm" svg:x2="23.687cm" svg:y2="11.43cm" draw:start-shape="id1" draw:start-glue-point="2" draw:end-shape="id3" draw:end-glue-point="0" svg:d="m20637 6174 3050 5256">
          <text:p/>
        </draw:connector>
        <draw:frame draw:style-name="gr13" draw:text-style-name="P9" draw:id="id6" draw:layer="layout" svg:width="4.109cm" svg:height="2.147cm" svg:x="15.376cm" svg:y="16.475cm">
          <draw:text-box>
            <text:p text:style-name="P1"><text:span text:style-name="T4">Images (gif,</text:span><text:span text:style-name="T5">jpg</text:span><text:span text:style-name="T4">,etc)</text:span></text:p>
            <text:p text:style-name="P1"><text:span text:style-name="T4">Javascript files</text:span></text:p>
            <text:p text:style-name="P1"><text:span text:style-name="T4">Html files</text:span></text:p>
            <text:p text:style-name="P1"><text:span text:style-name="T4">CSS files</text:span></text:p>
          </draw:text-box>
        </draw:frame>
        <draw:frame draw:style-name="gr13" draw:text-style-name="P9" draw:id="id7" draw:layer="layout" svg:width="5.142cm" svg:height="1.673cm" svg:x="20.955cm" svg:y="16.51cm">
          <draw:text-box>
            <text:p text:style-name="P1"><text:span text:style-name="T4">Jasper Libs</text:span></text:p>
            <text:p text:style-name="P1"><text:span text:style-name="T4">Report definitions</text:span></text:p>
            <text:p text:style-name="P1"><text:span text:style-name="T4">Servlet (.</text:span><text:span text:style-name="T5">java</text:span><text:span text:style-name="T4"> and .class)</text:span></text:p>
          </draw:text-box>
        </draw:frame>
        <draw:frame draw:style-name="gr13" draw:text-style-name="P9" draw:id="id8" draw:layer="layout" svg:width="2.598cm" svg:height="1.199cm" svg:x="10.16cm" svg:y="17.106cm">
          <draw:text-box>
            <text:p text:style-name="P1"><text:span text:style-name="T4">CSP files</text:span></text:p>
            <text:p text:style-name="P1"><text:span text:style-name="T4">Downloads</text:span></text:p>
          </draw:text-box>
        </draw:frame>
        <draw:connector draw:style-name="gr14" draw:text-style-name="P6" draw:layer="layout" draw:type="line" svg:x1="15.115cm" svg:y1="12.7cm" svg:x2="13.97cm" svg:y2="12.7cm" draw:start-shape="id2" draw:start-glue-point="3" draw:end-shape="id4" draw:end-glue-point="1" svg:d="m15115 12700h-1145">
          <text:p/>
        </draw:connector>
        <draw:connector draw:style-name="gr14" draw:text-style-name="P6" draw:layer="layout" draw:type="line" svg:x1="11.112cm" svg:y1="10.16cm" svg:x2="7.62cm" svg:y2="11.43cm" draw:start-shape="id5" draw:start-glue-point="2" draw:end-shape="id4" draw:end-glue-point="0" svg:d="m11112 10160-3492 1270">
          <text:p/>
        </draw:connector>
        <draw:connector draw:style-name="gr14" draw:text-style-name="P6" draw:layer="layout" draw:type="line" svg:x1="17.4cm" svg:y1="13.97cm" svg:x2="17.43cm" svg:y2="16.475cm" draw:start-shape="id2" draw:start-glue-point="2" draw:end-shape="id6" draw:end-glue-point="0" svg:d="m17400 13970 30 2505">
          <text:p/>
        </draw:connector>
        <draw:connector draw:style-name="gr14" draw:text-style-name="P6" draw:layer="layout" draw:type="line" svg:x1="23.687cm" svg:y1="13.97cm" svg:x2="23.526cm" svg:y2="16.51cm" draw:start-shape="id3" draw:start-glue-point="2" draw:end-shape="id7" draw:end-glue-point="0" svg:d="m23687 13970-161 2540">
          <text:p/>
        </draw:connector>
        <draw:connector draw:style-name="gr14" draw:text-style-name="P6" draw:layer="layout" draw:type="line" svg:x1="7.62cm" svg:y1="13.97cm" svg:x2="11.461cm" svg:y2="17.106cm" draw:start-shape="id4" draw:start-glue-point="2" draw:end-shape="id8" draw:end-glue-point="0" svg:d="m7620 13970 3841 3136">
          <text:p/>
        </draw:connector>
        <draw:frame draw:style-name="gr13" draw:text-style-name="P9" draw:layer="layout" svg:width="3.072cm" svg:height="1.673cm" svg:x="7.038cm" svg:y="11.711cm">
          <draw:text-box>
            <text:p text:style-name="P1"><text:span text:style-name="T4">MAC routines</text:span></text:p>
            <text:p text:style-name="P1"><text:span text:style-name="T4">INC files</text:span></text:p>
            <text:p text:style-name="P1"><text:span text:style-name="T4">CLS files</text:span></text:p>
          </draw:text-box>
        </draw:frame>
        <draw:frame draw:style-name="gr15" draw:text-style-name="P9" draw:layer="layout" svg:width="3.482cm" svg:height="1.673cm" svg:x="10.288cm" svg:y="11.965cm">
          <draw:text-box>
            <text:p text:style-name="P1"><text:span text:style-name="T4">@NM metadata</text:span></text:p>
            <text:p text:style-name="P1"><text:span text:style-name="T4">Globals</text:span></text:p>
          </draw:text-box>
        </draw:frame>
        <draw:custom-shape draw:style-name="gr9" draw:text-style-name="P6" draw:layer="layout" svg:width="26.67cm" svg:height="2.964cm" svg:x="0.635cm" svg:y="4.02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927cm" svg:height="2.139cm" svg:x="1.278cm" svg:y="4.381cm">
          <draw:text-box>
            <text:p text:style-name="P1"><text:span text:style-name="T2">Alphalinc</text:span></text:p>
            <text:p text:style-name="P1"><text:span text:style-name="T2">Clients</text:span></text:p>
          </draw:text-box>
        </draw:frame>
        <draw:connector draw:style-name="gr16" draw:text-style-name="P6" draw:id="id9" draw:layer="layout" draw:line-skew="0.357cm" svg:x1="20.705cm" svg:y1="12.7cm" svg:x2="19.721cm" svg:y2="14.993cm" draw:start-shape="id3" draw:start-glue-point="3" svg:d="m20705 12700h-385v2293h-599">
          <text:p/>
        </draw:connector>
        <draw:connector draw:style-name="gr14" draw:text-style-name="P6" draw:layer="layout" draw:line-skew="-4.549cm" svg:x1="19.721cm" svg:y1="14.993cm" svg:x2="10.196cm" svg:y2="14.076cm" draw:start-shape="id9" draw:start-glue-point="3" svg:d="m19721 14993h-9561v-917h36">
          <text:p/>
        </draw:connector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lphalinc development problems - 1/2</text:p>
          </draw:text-box>
        </draw:frame>
        <draw:frame presentation:style-name="pr7" draw:text-style-name="P10" draw:layer="layout" svg:width="25.199cm" svg:height="16.271cm" svg:x="1.27cm" svg:y="3.414cm" presentation:class="outline" presentation:user-transformed="true">
          <draw:text-box>
            <text:list text:style-name="L2">
              <text:list-item>
                <text:p text:style-name="P1">Lack of source control</text:p>
              </text:list-item>
              <text:list-item>
                <text:p text:style-name="P1">Lack of comprehensive builds</text:p>
                <text:list>
                  <text:list-item>
                    <text:p text:style-name="P1">All things that are stored inside Caché</text:p>
                  </text:list-item>
                  <text:list-item>
                    <text:p text:style-name="P1">All things that are in the file system</text:p>
                  </text:list-item>
                  <text:list-item>
                    <text:p text:style-name="P1">Global parameters</text:p>
                  </text:list-item>
                  <text:list-item>
                    <text:p text:style-name="P1">External tools configuration</text:p>
                  </text:list-item>
                </text:list>
              </text:list-item>
              <text:list-item>
                <text:p text:style-name="P1">Hard to setup for new developers</text:p>
              </text:list-item>
              <text:list-item>
                <text:p text:style-name="P1">Easy to make mistakes while manually doing things</text:p>
              </text:list-item>
              <text:list-item>
                <text:p text:style-name="P1">Lack of easy to access document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lphalinc development problems - 2/2</text:p>
          </draw:text-box>
        </draw:frame>
        <draw:frame presentation:style-name="pr7" draw:text-style-name="P11" draw:layer="layout" svg:width="25.199cm" svg:height="16.271cm" svg:x="1.27cm" svg:y="3.914cm" presentation:class="outline" presentation:user-transformed="true">
          <draw:text-box>
            <text:list text:style-name="L2">
              <text:list-item>
                <text:p text:style-name="P1"><text:span text:style-name="T6">Main problems with lack of source control</text:span></text:p>
                <text:list>
                  <text:list-item>
                    <text:p text:style-name="P1"><text:span text:style-name="T7">Hard to do team work</text:span></text:p>
                  </text:list-item>
                  <text:list-item>
                    <text:p text:style-name="P1"><text:span text:style-name="T7">It is hard to revert to a previous version</text:span></text:p>
                  </text:list-item>
                  <text:list-item>
                    <text:p text:style-name="P1"><text:span text:style-name="T7">Hard to compare different versions</text:span></text:p>
                  </text:list-item>
                  <text:list-item>
                    <text:p text:style-name="P1"><text:span text:style-name="T7">Hard to replicate changes (manual process)</text:span></text:p>
                    <text:list>
                      <text:list-item>
                        <text:p text:style-name="P1"><text:span text:style-name="T8">Wasted time</text:span></text:p>
                      </text:list-item>
                      <text:list-item>
                        <text:p text:style-name="P1"><text:span text:style-name="T8">More bugs (easy to forget to copy things)</text:span></text:p>
                      </text:list-item>
                    </text:list>
                  </text:list-item>
                  <text:list-item>
                    <text:p text:style-name="P1"><text:span text:style-name="T7">Junk code (people are afraid to delete it)</text:span></text:p>
                  </text:list-item>
                  <text:list-item>
                    <text:p text:style-name="P1"><text:span text:style-name="T7">During a manual update, production server may be broken</text:span></text:p>
                  </text:list-item>
                  <text:list-item>
                    <text:p text:style-name="P1"><text:span text:style-name="T7">Hard to maintain different code bases (i.e.: production branch and main development branch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oposed changes</text:p>
          </draw:text-box>
        </draw:frame>
        <draw:frame presentation:style-name="pr4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Basic software development environment</text:p>
                <text:list>
                  <text:list-item>
                    <text:p text:style-name="P1">Deployment of source control tools</text:p>
                  </text:list-item>
                  <text:list-item>
                    <text:p text:style-name="P1">Deployment of build tools</text:p>
                  </text:list-item>
                  <text:list-item>
                    <text:p text:style-name="P1">Integration of all tools</text:p>
                  </text:list-item>
                  <text:list-item>
                    <text:p text:style-name="P1">Integration with documentation</text:p>
                  </text:list-item>
                </text:list>
              </text:list-item>
              <text:list-item>
                <text:p text:style-name="P1">Deployment strategy</text:p>
                <text:list>
                  <text:list-item>
                    <text:p text:style-name="P1">Phase one: basic tools and processes</text:p>
                  </text:list-item>
                  <text:list-item>
                    <text:p text:style-name="P1">Phase two: continuous improvement of tools and proc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2T1" presentation:use-footer-name="ftr1">
        <office:forms form:automatic-focus="false" form:apply-design-mode="false"/>
        <draw:frame presentation:style-name="pr8" draw:text-style-name="P12" draw:layer="layout" svg:width="25.199cm" svg:height="3.256cm" svg:x="1.301cm" svg:y="0.125cm" presentation:class="title" presentation:user-transformed="true">
          <draw:text-box>
            <text:p text:style-name="P1"><text:span text:style-name="T9">New Alphalinc Software Development Environment</text:span></text:p>
          </draw:text-box>
        </draw:frame>
        <draw:frame draw:style-name="gr17" draw:text-style-name="P1" draw:id="id14" draw:layer="layout" svg:width="5.875cm" svg:height="1.138cm" svg:x="16.51cm" svg:y="12.7cm">
          <draw:text-box>
            <text:p text:style-name="P1">File system tools</text:p>
          </draw:text-box>
        </draw:frame>
        <draw:custom-shape draw:style-name="gr2" draw:text-style-name="P6" draw:id="id18" draw:layer="layout" svg:width="24.765cm" svg:height="3.517cm" svg:x="2.54cm" svg:y="16.135cm">
          <text:p/>
          <draw:enhanced-geometry svg:viewBox="0 0 21600 21600" draw:type="rectangle" draw:enhanced-path="M 0 0 L 21600 0 21600 21600 0 21600 0 0 Z N"/>
        </draw:custom-shape>
        <draw:g draw:id="id11">
          <draw:custom-shape draw:style-name="gr3" draw:text-style-name="P6" draw:layer="layout" svg:width="12.7cm" svg:height="2.54cm" svg:x="2.735cm" svg:y="4.13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6.35cm" svg:height="1.675cm" svg:x="2.835cm" svg:y="4.254cm">
            <draw:text-box>
              <text:p text:style-name="P1">Intersystems</text:p>
              <text:p text:style-name="P1">Caché</text:p>
            </draw:text-box>
          </draw:frame>
        </draw:g>
        <draw:g draw:id="id21">
          <draw:custom-shape draw:style-name="gr3" draw:text-style-name="P6" draw:layer="layout" svg:width="5.715cm" svg:height="2.54cm" svg:x="21.79cm" svg:y="4.14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5.765cm" svg:height="1.518cm" svg:x="21.99cm" svg:y="4.24cm">
            <draw:text-box>
              <text:p text:style-name="P1">Servlet Container</text:p>
              <text:p text:style-name="P1"><text:span text:style-name="T3">(Apache Tomcat)</text:span></text:p>
            </draw:text-box>
          </draw:frame>
        </draw:g>
        <draw:frame draw:style-name="gr6" draw:text-style-name="P1" draw:layer="layout" svg:width="6.35cm" svg:height="1.675cm" svg:x="3.175cm" svg:y="16.51cm">
          <draw:text-box>
            <text:p text:style-name="P1">O.S.</text:p>
            <text:p text:style-name="P1">File system</text:p>
          </draw:text-box>
        </draw:frame>
        <draw:custom-shape draw:style-name="gr7" draw:text-style-name="P7" draw:id="id13" draw:layer="layout" svg:width="5.715cm" svg:height="1.429cm" svg:x="13.335cm" svg:y="10.16cm">
          <text:p text:style-name="P7">Caché terminal</text:p>
          <draw:enhanced-geometry svg:viewBox="0 0 21600 21600" draw:type="rectangle" draw:enhanced-path="M 0 0 L 21600 0 21600 21600 0 21600 0 0 Z N"/>
        </draw:custom-shape>
        <draw:g draw:id="id10">
          <draw:custom-shape draw:style-name="gr3" draw:text-style-name="P6" draw:layer="layout" svg:width="4.57cm" svg:height="2.54cm" svg:x="16.615cm" svg:y="4.13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4.062cm" svg:height="0.963cm" svg:x="16.615cm" svg:y="4.299cm">
            <draw:text-box>
              <text:p text:style-name="P1">Web Server</text:p>
            </draw:text-box>
          </draw:frame>
        </draw:g>
        <draw:custom-shape draw:style-name="gr3" draw:text-style-name="P6" draw:layer="layout" svg:width="1.27cm" svg:height="1.905cm" svg:x="7.02cm" svg:y="4.43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3" draw:text-style-name="P9" draw:id="id20" draw:layer="layout" svg:width="4.109cm" svg:height="2.147cm" svg:x="16.842cm" svg:y="16.683cm">
          <draw:text-box>
            <text:p text:style-name="P1"><text:span text:style-name="T4">Images (gif,</text:span><text:span text:style-name="T5">jpg</text:span><text:span text:style-name="T4">,etc)</text:span></text:p>
            <text:p text:style-name="P1"><text:span text:style-name="T4">Javascript files</text:span></text:p>
            <text:p text:style-name="P1"><text:span text:style-name="T4">Html files</text:span></text:p>
            <text:p text:style-name="P1"><text:span text:style-name="T4">CSS files</text:span></text:p>
          </draw:text-box>
        </draw:frame>
        <draw:frame draw:style-name="gr13" draw:text-style-name="P9" draw:id="id22" draw:layer="layout" svg:width="5.142cm" svg:height="1.673cm" svg:x="21.59cm" svg:y="17.145cm">
          <draw:text-box>
            <text:p text:style-name="P1"><text:span text:style-name="T4">Jasper Libs</text:span></text:p>
            <text:p text:style-name="P1"><text:span text:style-name="T4">Report definitions</text:span></text:p>
            <text:p text:style-name="P1"><text:span text:style-name="T4">Servlet (.java and .class)</text:span></text:p>
          </draw:text-box>
        </draw:frame>
        <draw:frame draw:style-name="gr18" draw:text-style-name="P9" draw:id="id16" draw:layer="layout" svg:width="2.942cm" svg:height="1.199cm" svg:x="8.832cm" svg:y="17.216cm">
          <draw:text-box>
            <text:p text:style-name="P1"><text:span text:style-name="T4">CSP files</text:span></text:p>
            <text:p text:style-name="P1"><text:span text:style-name="T4">Downloads</text:span></text:p>
          </draw:text-box>
        </draw:frame>
        <draw:connector draw:style-name="gr14" draw:text-style-name="P6" draw:layer="layout" draw:type="line" svg:x1="16.615cm" svg:y1="5.401cm" svg:x2="15.435cm" svg:y2="5.401cm" draw:start-shape="id10" draw:start-glue-point="3" draw:end-shape="id11" draw:end-glue-point="1" svg:d="m16615 5401h-1180">
          <text:p/>
        </draw:connector>
        <draw:frame draw:style-name="gr13" draw:text-style-name="P9" draw:layer="layout" svg:width="3.072cm" svg:height="1.673cm" svg:x="8.638cm" svg:y="4.512cm">
          <draw:text-box>
            <text:p text:style-name="P1"><text:span text:style-name="T4">MAC routines</text:span></text:p>
            <text:p text:style-name="P1"><text:span text:style-name="T4">INC files</text:span></text:p>
            <text:p text:style-name="P1"><text:span text:style-name="T4">CLS files</text:span></text:p>
          </draw:text-box>
        </draw:frame>
        <draw:frame draw:style-name="gr15" draw:text-style-name="P9" draw:layer="layout" svg:width="2.917cm" svg:height="1.673cm" svg:x="12.088cm" svg:y="4.566cm">
          <draw:text-box>
            <text:p text:style-name="P1"><text:span text:style-name="T4">@NM metadata</text:span></text:p>
            <text:p text:style-name="P1"><text:span text:style-name="T4">Globals</text:span></text:p>
          </draw:text-box>
        </draw:frame>
        <draw:connector draw:style-name="gr16" draw:text-style-name="P6" draw:id="id12" draw:layer="layout" draw:line-skew="1.931cm" svg:x1="23.406cm" svg:y1="6.717cm" svg:x2="19.721cm" svg:y2="8.894cm" svg:d="m23406 6717h89v2177h-3774">
          <text:p/>
        </draw:connector>
        <draw:connector draw:style-name="gr14" draw:text-style-name="P6" draw:layer="layout" draw:line-skew="-3.243cm" svg:x1="19.721cm" svg:y1="8.894cm" svg:x2="12.665cm" svg:y2="6.738cm" draw:start-shape="id12" draw:start-glue-point="3" svg:d="m19721 8894h-7021v-2156h-35">
          <text:p/>
        </draw:connector>
        <draw:frame draw:style-name="gr19" draw:text-style-name="P1" draw:layer="layout" svg:width="4.445cm" svg:height="1.138cm" svg:x="3.535cm" svg:y="6.655cm">
          <draw:text-box>
            <text:p text:style-name="P1">@NM Hooks</text:p>
          </draw:text-box>
        </draw:frame>
        <draw:frame draw:style-name="gr19" draw:text-style-name="P1" draw:layer="layout" svg:width="4.445cm" svg:height="1.138cm" svg:x="3.535cm" svg:y="7.752cm">
          <draw:text-box>
            <text:p text:style-name="P1">Studio Hooks</text:p>
          </draw:text-box>
        </draw:frame>
        <draw:frame draw:style-name="gr19" draw:text-style-name="P1" draw:layer="layout" svg:width="4.445cm" svg:height="1.138cm" svg:x="3.535cm" svg:y="8.89cm">
          <draw:text-box>
            <text:p text:style-name="P1">Cache tools</text:p>
          </draw:text-box>
        </draw:frame>
        <draw:frame draw:style-name="gr20" draw:text-style-name="P1" draw:id="id17" draw:layer="layout" svg:width="7.36cm" svg:height="1.14cm" svg:x="6.615cm" svg:y="12.7cm">
          <draw:text-box>
            <text:p text:style-name="P1">Source Control Tools</text:p>
          </draw:text-box>
        </draw:frame>
        <draw:connector draw:style-name="gr14" draw:text-style-name="P6" draw:layer="layout" draw:line-skew="-0.686cm" svg:x1="13.335cm" svg:y1="10.874cm" svg:x2="11.398cm" svg:y2="6.717cm" draw:start-shape="id13" draw:start-glue-point="3" svg:d="m13335 10874h-1905v-4157h-32">
          <text:p/>
        </draw:connector>
        <draw:connector draw:style-name="gr14" draw:text-style-name="P6" draw:layer="layout" svg:x1="19.447cm" svg:y1="12.7cm" svg:x2="16.192cm" svg:y2="11.589cm" draw:start-shape="id14" draw:start-glue-point="0" draw:end-shape="id13" draw:end-glue-point="2" svg:d="m19447 12700v-569h-3255v-542">
          <text:p/>
        </draw:connector>
        <draw:connector draw:style-name="gr14" draw:text-style-name="P6" draw:id="id15" draw:layer="layout" draw:line-skew="1.172cm" svg:x1="9.973cm" svg:y1="6.676cm" svg:x2="6.065cm" svg:y2="13.84cm" svg:d="m9973 6676v4754h-3908v2410">
          <text:p/>
        </draw:connector>
        <draw:connector draw:style-name="gr14" draw:text-style-name="P6" draw:layer="layout" draw:line-skew="0.869cm" svg:x1="6.065cm" svg:y1="13.84cm" svg:x2="10.131cm" svg:y2="17.216cm" draw:start-shape="id15" draw:start-glue-point="3" draw:end-shape="id16" draw:end-glue-point="0" svg:d="m6065 13840v2670h4066v706">
          <text:p/>
        </draw:connector>
        <draw:connector draw:style-name="gr21" draw:text-style-name="P6" draw:layer="layout" draw:type="line" svg:x1="10.295cm" svg:y1="13.84cm" svg:x2="10.299cm" svg:y2="16.079cm" draw:start-shape="id17" svg:d="m10295 13840 4 2239">
          <text:p/>
        </draw:connector>
        <draw:connector draw:style-name="gr21" draw:text-style-name="P6" draw:layer="layout" draw:type="line" svg:x1="13.975cm" svg:y1="13.27cm" svg:x2="16.51cm" svg:y2="13.269cm" draw:start-shape="id17" draw:start-glue-point="1" draw:end-shape="id14" draw:end-glue-point="3" svg:d="m13975 13270 2535-1">
          <text:p/>
        </draw:connector>
        <draw:connector draw:style-name="gr21" draw:text-style-name="P6" draw:layer="layout" draw:line-skew="-0.394cm" svg:x1="19.447cm" svg:y1="13.838cm" svg:x2="14.922cm" svg:y2="16.135cm" draw:start-shape="id14" draw:start-glue-point="2" draw:end-shape="id18" draw:end-glue-point="0" svg:d="m19447 13838v767h-4525v1530">
          <text:p/>
        </draw:connector>
        <draw:connector draw:style-name="gr14" draw:text-style-name="P6" draw:id="id19" draw:layer="layout" svg:x1="18.9cm" svg:y1="6.671cm" svg:x2="23.243cm" svg:y2="12.171cm" draw:start-shape="id10" draw:start-glue-point="2" svg:d="m18900 6671v3000h4343v2500">
          <text:p/>
        </draw:connector>
        <draw:connector draw:style-name="gr14" draw:text-style-name="P6" draw:layer="layout" draw:line-skew="0.7cm" svg:x1="23.243cm" svg:y1="12.171cm" svg:x2="18.896cm" svg:y2="16.683cm" draw:start-shape="id19" draw:start-glue-point="3" draw:end-shape="id20" draw:end-glue-point="0" svg:d="m23243 12171v3069h-4347v1443">
          <text:p/>
        </draw:connector>
        <draw:connector draw:style-name="gr14" draw:text-style-name="P6" draw:layer="layout" draw:line-skew="0.15cm" svg:x1="24.772cm" svg:y1="6.685cm" svg:x2="24.161cm" svg:y2="17.145cm" draw:start-shape="id21" draw:start-glue-point="2" draw:end-shape="id22" draw:end-glue-point="0" svg:d="m24772 6685v5380h-611v5080">
          <text:p/>
        </draw:connector>
        <draw:custom-shape draw:style-name="gr22" draw:text-style-name="P6" draw:layer="layout" svg:width="0.635cm" svg:height="1.27cm" svg:x="25.635cm" svg:y="1.07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5.332cm" svg:y1="10.028cm" svg:x2="5.332cm" svg:y2="16.135cm">
          <text:p/>
        </draw:line>
        <draw:custom-shape draw:style-name="gr23" draw:text-style-name="P13" draw:layer="layout" svg:width="3.81cm" svg:height="3.81cm" svg:x="0.635cm" svg:y="11.13cm">
          <text:p text:style-name="P6"><text:span text:style-name="T10">Library's</text:span><text:span text:style-name="T10"><text:line-break/></text:span><text:span text:style-name="T10">Reposito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olyline draw:style-name="gr24" draw:text-style-name="P6" draw:layer="layout" svg:width="2.995cm" svg:height="0.938cm" draw:transform="skewX (0.0879645943004976) rotate (-1.90956473460782) translate (3.5356431015641cm 8.30429240076891cm)" svg:viewBox="0 0 2996 939" draw:points="0,-12188 413,-11250 2996,-12189">
          <text:p/>
        </draw:polylin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2T1" presentation:use-footer-name="ftr1">
        <office:forms form:automatic-focus="false" form:apply-design-mode="false"/>
        <draw:frame presentation:style-name="pr1" draw:text-style-name="P14" draw:layer="layout" svg:width="25.199cm" svg:height="3.507cm" svg:x="1.301cm" svg:y="0cm" presentation:class="title">
          <draw:text-box>
            <text:p text:style-name="P1"><text:span text:style-name="T11">New Alphalinc Software Development Environment</text:span></text:p>
          </draw:text-box>
        </draw:frame>
        <draw:frame presentation:style-name="pr4" draw:text-style-name="P10" draw:layer="layout" svg:width="25.199cm" svg:height="13.609cm" svg:x="1.4cm" svg:y="3.814cm" presentation:class="outline" presentation:user-transformed="true">
          <draw:text-box>
            <text:list text:style-name="L2">
              <text:list-item>
                <text:p text:style-name="P1">Main parts</text:p>
              </text:list-item>
            </text:list>
          </draw:text-box>
        </draw:frame>
        <draw:frame draw:style-name="gr19" draw:text-style-name="P1" draw:layer="layout" svg:width="5.259cm" svg:height="1.725cm" svg:x="20.08cm" svg:y="17.984cm">
          <draw:text-box>
            <text:p text:style-name="P1">File system tools</text:p>
          </draw:text-box>
        </draw:frame>
        <draw:frame draw:style-name="gr19" draw:text-style-name="P1" draw:layer="layout" svg:width="4.445cm" svg:height="1.138cm" svg:x="1.435cm" svg:y="5.829cm">
          <draw:text-box>
            <text:p text:style-name="P1">@NM Hooks</text:p>
          </draw:text-box>
        </draw:frame>
        <draw:frame draw:style-name="gr19" draw:text-style-name="P1" draw:layer="layout" svg:width="4.445cm" svg:height="1.138cm" svg:x="1.435cm" svg:y="7.984cm">
          <draw:text-box>
            <text:p text:style-name="P1">Studio Hooks</text:p>
          </draw:text-box>
        </draw:frame>
        <draw:frame draw:style-name="gr19" draw:text-style-name="P1" draw:layer="layout" svg:width="4.445cm" svg:height="1.138cm" svg:x="1.435cm" svg:y="10.19cm">
          <draw:text-box>
            <text:p text:style-name="P1">Cache tools</text:p>
          </draw:text-box>
        </draw:frame>
        <draw:frame draw:style-name="gr25" draw:text-style-name="P1" draw:layer="layout" svg:width="8.255cm" svg:height="1.27cm" svg:x="1.65cm" svg:y="17.918cm">
          <draw:text-box>
            <text:p text:style-name="P1">Source Control Tools</text:p>
          </draw:text-box>
        </draw:frame>
        <draw:frame draw:style-name="gr26" draw:layer="layout" svg:width="18.968cm" svg:height="1.675cm" svg:x="7.055cm" svg:y="5.486cm">
          <draw:text-box>
            <text:p text:style-name="P1">Calls to the Exporter class (all forms that deal with @NM artifacts)</text:p>
            <text:p text:style-name="P1">Save and Delete</text:p>
          </draw:text-box>
        </draw:frame>
        <draw:frame draw:style-name="gr26" draw:layer="layout" svg:width="16.373cm" svg:height="0.963cm" svg:x="7.055cm" svg:y="8.034cm">
          <draw:text-box>
            <text:p text:style-name="P1">Calls to the Exporter class when saving or deleting items</text:p>
          </draw:text-box>
        </draw:frame>
        <draw:frame draw:style-name="gr26" draw:layer="layout" svg:width="12.643cm" svg:height="0.963cm" svg:x="7.055cm" svg:y="10.24cm">
          <draw:text-box>
            <text:p text:style-name="P1">Helper classes (XML parser, XML filter, etc)</text:p>
          </draw:text-box>
        </draw:frame>
        <draw:frame draw:style-name="gr26" draw:layer="layout" svg:width="12.686cm" svg:height="1.675cm" svg:x="1.44cm" svg:y="13.605cm">
          <draw:text-box>
            <text:p text:style-name="P1">Bazaar ( distributed version control system)</text:p>
            <text:p text:style-name="P1">http://www.bazaar-vcs.org</text:p>
          </draw:text-box>
        </draw:frame>
        <draw:frame draw:style-name="gr26" draw:layer="layout" svg:width="9.726cm" svg:height="1.675cm" svg:x="1.441cm" svg:y="15.706cm">
          <draw:text-box>
            <text:p text:style-name="P1">Winmerge (graphical merge tool)</text:p>
            <text:p text:style-name="P1">http://www.winmerge.org</text:p>
          </draw:text-box>
        </draw:frame>
        <draw:frame draw:style-name="gr26" draw:layer="layout" svg:width="6.691cm" svg:height="5.235cm" svg:x="19.92cm" svg:y="11.77cm">
          <draw:text-box>
            <text:p text:style-name="P1">ANT script</text:p>
            <text:p text:style-name="P1">http://ant.apache.org/</text:p>
            <text:p text:style-name="P1"/>
            <text:p text:style-name="P1">7-zip compression</text:p>
            <text:p text:style-name="P1">http://www.7-zip.org/</text:p>
            <text:p text:style-name="P1"/>
            <text:p text:style-name="P1">Windows CMD scripts</text:p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Environment strategy</text:p>
          </draw:text-box>
        </draw:frame>
        <draw:frame presentation:style-name="pr9" draw:text-style-name="P15" draw:layer="layout" svg:width="25.199cm" svg:height="15.986cm" svg:x="1.4cm" svg:y="3.81cm" presentation:class="outline" presentation:user-transformed="true">
          <draw:text-box>
            <text:list text:style-name="L2">
              <text:list-item>
                <text:p text:style-name="P1"><text:span text:style-name="T6">Export code and metadata to the file system</text:span></text:p>
                <text:list>
                  <text:list-item>
                    <text:p text:style-name="P1"><text:span text:style-name="T2">Source files (cls, inc, mac)</text:span></text:p>
                  </text:list-item>
                  <text:list-item>
                    <text:p text:style-name="P1"><text:span text:style-name="T2">@NM artifacts (forms, menus, etc)</text:span></text:p>
                  </text:list-item>
                  <text:list-item>
                    <text:p text:style-name="P1"><text:span text:style-name="T2">General properties that are needed</text:span></text:p>
                  </text:list-item>
                  <text:list-item>
                    <text:p text:style-name="P1"><text:span text:style-name="T2">No compiled classes</text:span></text:p>
                  </text:list-item>
                  <text:list-item>
                    <text:p text:style-name="P1"><text:span text:style-name="T2">No automatically generated artifacts</text:span></text:p>
                  </text:list-item>
                </text:list>
              </text:list-item>
              <text:list-item>
                <text:p text:style-name="P1"><text:span text:style-name="T6">Keep all of it synchronized with Caché and Source Control</text:span></text:p>
                <text:list>
                  <text:list-item>
                    <text:p text:style-name="P1"><text:span text:style-name="T2">Export things in real time (whenever the user “saves”)</text:span></text:p>
                  </text:list-item>
                  <text:list-item>
                    <text:p text:style-name="P1"><text:span text:style-name="T2">Load and deploy all latest changes when desired</text:span></text:p>
                  </text:list-item>
                </text:list>
              </text:list-item>
              <text:list-item>
                <text:p text:style-name="P1"><text:span text:style-name="T6">Provide a mechanism for solving conflicts</text:span></text:p>
              </text:list-item>
              <text:list-item>
                <text:p text:style-name="P1"><text:span text:style-name="T6">Automate as much as possibl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ource control basics</text:p>
          </draw:text-box>
        </draw:frame>
        <draw:frame presentation:style-name="pr4" draw:text-style-name="P10" draw:layer="layout" svg:width="25.199cm" svg:height="14.298cm" svg:x="1.471cm" svg:y="3.813cm" presentation:class="outline" presentation:user-transformed="true">
          <draw:text-box>
            <text:list text:style-name="L2">
              <text:list-item>
                <text:p text:style-name="P1"><text:span text:style-name="T6">Bazaar is a </text:span><text:span text:style-name="T12">distributed</text:span><text:span text:style-name="T6"> source control version system</text:span></text:p>
                <text:list>
                  <text:list-item>
                    <text:p text:style-name="P1"><text:span text:style-name="T2">Keeps all development history</text:span></text:p>
                    <text:list>
                      <text:list-item>
                        <text:p text:style-name="P1"><text:span text:style-name="T8">Rollback, revert, compare different versions of files</text:span></text:p>
                      </text:list-item>
                    </text:list>
                  </text:list-item>
                  <text:list-item>
                    <text:p text:style-name="P1"><text:span text:style-name="T2">Like Source Safe (but without locking)</text:span></text:p>
                    <text:list>
                      <text:list-item>
                        <text:p text:style-name="P1"><text:span text:style-name="T8">No locks at all (no one stops working)</text:span></text:p>
                      </text:list-item>
                      <text:list-item>
                        <text:p text:style-name="P1"><text:span text:style-name="T13">Intelligent</text:span><text:span text:style-name="T8"> merge</text:span></text:p>
                      </text:list-item>
                      <text:list-item>
                        <text:p text:style-name="P1"><text:span text:style-name="T8">Tools for solving conflicts</text:span></text:p>
                      </text:list-item>
                      <text:list-item>
                        <text:p text:style-name="P1"><text:span text:style-name="T8">Easy branching and merging</text:span></text:p>
                      </text:list-item>
                    </text:list>
                  </text:list-item>
                  <text:list-item>
                    <text:p text:style-name="P1"><text:span text:style-name="T2">Like CVS (but no central repository)</text:span></text:p>
                    <text:list>
                      <text:list-item>
                        <text:p text:style-name="P1"><text:span text:style-name="T2">As many shared repositories as desired</text:span></text:p>
                      </text:list-item>
                      <text:list-item>
                        <text:p text:style-name="P1"><text:span text:style-name="T2">Many possible workflows</text:span></text:p>
                        <text:list>
                          <text:list-item>
                            <text:p text:style-name="P1"><text:span text:style-name="T8">We may start with the </text:span><text:span text:style-name="T14">centralized repository</text:span><text:span text:style-name="T15"> workflow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<text:span text:style-name="T6">Source control basics – repositories</text:span></text:p>
          </draw:text-box>
        </draw:frame>
        <draw:g>
          <draw:g>
            <draw:custom-shape draw:style-name="gr27" draw:text-style-name="P16" draw:layer="layout" svg:width="2.361cm" svg:height="2.559cm" svg:x="1.295cm" svg:y="7.509cm">
              <text:p text:style-name="P7"><text:span text:style-name="T3">Main</text:span></text:p>
              <text:p text:style-name="P7"><text:span text:style-name="T3">branc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7" draw:layer="layout" svg:width="2.361cm" svg:height="2.54cm" svg:x="1.295cm" svg:y="10.422cm">
              <text:p text:style-name="P7"><text:span text:style-name="T16"><text:s/></text:span><text:span text:style-name="T16">V1.0</text:span></text:p>
              <text:p text:style-name="P7"><text:span text:style-name="T16">v1.1</text:span></text:p>
              <text:p text:style-name="P7"><text:span text:style-name="T16">v2.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8" draw:layer="layout" svg:width="11.357cm" svg:height="1.224cm" svg:x="1.27cm" svg:y="5.936cm">
              <text:p text:style-name="P7"><text:span text:style-name="T17">Project A – </text:span><text:span text:style-name="T3">shared repository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17" draw:layer="layout" svg:width="2.362cm" svg:height="2.54cm" svg:x="4.531cm" svg:y="10.422cm">
              <text:p text:style-name="P7"><text:span text:style-name="T16"><text:s/></text:span><text:span text:style-name="T16">v1.0 a</text:span></text:p>
              <text:p text:style-name="P7"><text:span text:style-name="T16">v1.0 b</text:span></text:p>
              <text:p text:style-name="P7"><text:span text:style-name="T16">v1.0 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9" draw:layer="layout" svg:width="2.362cm" svg:height="1.13cm" svg:x="4.531cm" svg:y="8.877cm">
              <text:p text:style-name="P7"><text:span text:style-name="T4">prod-v1.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7" draw:layer="layout" svg:width="2.361cm" svg:height="2.54cm" svg:x="7.366cm" svg:y="10.422cm">
              <text:p text:style-name="P7"><text:span text:style-name="T16"><text:s/></text:span><text:span text:style-name="T16">v1.1 a</text:span></text:p>
              <text:p text:style-name="P7"><text:span text:style-name="T16">v1.1 b</text:span></text:p>
              <text:p text:style-name="P7"><text:span text:style-name="T16">v1.1 c</text:span></text:p>
              <text:p text:style-name="P7"><text:span text:style-name="T16">v1.1 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9" draw:layer="layout" svg:width="2.361cm" svg:height="1.131cm" svg:x="7.366cm" svg:y="8.877cm">
              <text:p text:style-name="P7"><text:span text:style-name="T4">prod-v1.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9" draw:layer="layout" svg:width="2.362cm" svg:height="1.131cm" svg:x="10.199cm" svg:y="8.877cm">
              <text:p text:style-name="P7"><text:span text:style-name="T4">prod-v2.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7" draw:layer="layout" svg:width="2.362cm" svg:height="2.54cm" svg:x="10.199cm" svg:y="10.422cm">
              <text:p text:style-name="P7"><text:span text:style-name="T16"><text:s/></text:span><text:span text:style-name="T16">V 2..0 a</text:span></text:p>
              <text:p text:style-name="P7"><text:span text:style-name="T16">v 2..0 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9" draw:layer="layout" svg:width="8.018cm" svg:height="1.13cm" svg:x="4.532cm" svg:y="7.477cm">
              <text:p text:style-name="P7"><text:span text:style-name="T4">Production branche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2" draw:text-style-name="P6" draw:layer="layout" svg:width="24.375cm" svg:height="1.157cm" svg:x="1.316cm" svg:y="4.445cm">
            <text:p text:style-name="P7">Server 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7" draw:text-style-name="P16" draw:layer="layout" svg:width="2.361cm" svg:height="2.559cm" svg:x="14.356cm" svg:y="7.509cm">
              <text:p text:style-name="P7"><text:span text:style-name="T3">Main</text:span></text:p>
              <text:p text:style-name="P7"><text:span text:style-name="T3">branc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7" draw:layer="layout" svg:width="2.361cm" svg:height="2.54cm" svg:x="14.356cm" svg:y="10.422cm">
              <text:p text:style-name="P7"><text:span text:style-name="T16"><text:s/></text:span><text:span text:style-name="T16">V1.0</text:span></text:p>
              <text:p text:style-name="P7"><text:span text:style-name="T16">v1.1</text:span></text:p>
              <text:p text:style-name="P7"><text:span text:style-name="T16">v2.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8" draw:layer="layout" svg:width="11.357cm" svg:height="1.224cm" svg:x="14.331cm" svg:y="5.936cm">
              <text:p text:style-name="P7"><text:span text:style-name="T17">Project N – </text:span><text:span text:style-name="T3">shared repository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17" draw:layer="layout" svg:width="2.362cm" svg:height="2.54cm" svg:x="17.592cm" svg:y="10.422cm">
              <text:p text:style-name="P7"><text:span text:style-name="T16"><text:s/></text:span><text:span text:style-name="T16">v1.0 a</text:span></text:p>
              <text:p text:style-name="P7"><text:span text:style-name="T16">v1.0 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9" draw:layer="layout" svg:width="2.362cm" svg:height="1.13cm" svg:x="17.592cm" svg:y="8.877cm">
              <text:p text:style-name="P7"><text:span text:style-name="T4">prod-v1.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7" draw:layer="layout" svg:width="2.361cm" svg:height="2.54cm" svg:x="20.427cm" svg:y="10.422cm">
              <text:p text:style-name="P7"><text:span text:style-name="T16"><text:s/></text:span><text:span text:style-name="T16">v1.1 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9" draw:layer="layout" svg:width="2.361cm" svg:height="1.131cm" svg:x="20.427cm" svg:y="8.877cm">
              <text:p text:style-name="P7"><text:span text:style-name="T4">prod-v1.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9" draw:layer="layout" svg:width="2.362cm" svg:height="1.131cm" svg:x="23.26cm" svg:y="8.877cm">
              <text:p text:style-name="P7"><text:span text:style-name="T4">prod-v2.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7" draw:layer="layout" svg:width="2.362cm" svg:height="2.54cm" svg:x="23.26cm" svg:y="10.422cm">
              <text:p text:style-name="P7"><text:span text:style-name="T16"><text:s/></text:span><text:span text:style-name="T16">v 2..0 a</text:span></text:p>
              <text:p text:style-name="P7"><text:span text:style-name="T16">v 2..0 b</text:span></text:p>
              <text:p text:style-name="P7"><text:span text:style-name="T16">v 2..0 c</text:span></text:p>
              <text:p text:style-name="P7"><text:span text:style-name="T16">v 2..0 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9" draw:layer="layout" svg:width="8.018cm" svg:height="1.13cm" svg:x="17.593cm" svg:y="7.477cm">
              <text:p text:style-name="P7"><text:span text:style-name="T4">Production branches</text:span></text:p>
              <draw:enhanced-geometry svg:viewBox="0 0 21600 21600" draw:type="rectangle" draw:enhanced-path="M 0 0 L 21600 0 21600 21600 0 21600 0 0 Z N"/>
            </draw:custom-shape>
          </draw:g>
          <draw:frame draw:style-name="gr26" draw:layer="layout" svg:width="1.035cm" svg:height="0.963cm" svg:x="12.927cm" svg:y="5.922cm">
            <draw:text-box>
              <text:p text:style-name="P1">...</text:p>
            </draw:text-box>
          </draw:frame>
        </draw:g>
        <draw:frame presentation:style-name="pr10" draw:text-style-name="P5" draw:layer="layout" svg:width="25.199cm" svg:height="5.277cm" svg:x="1.471cm" svg:y="13.97cm" presentation:class="outline" presentation:user-transformed="true">
          <draw:text-box>
            <text:list text:style-name="L2">
              <text:list-item>
                <text:p text:style-name="P1"><text:span text:style-name="T2">Server: the server or workstation</text:span></text:p>
              </text:list-item>
              <text:list-item>
                <text:p text:style-name="P1"><text:span text:style-name="T2">Shared repopsitory: it is visible and contain branches</text:span></text:p>
              </text:list-item>
              <text:list-item>
                <text:p text:style-name="P1"><text:span text:style-name="T2">Branch: location where files and history is kept</text:span></text:p>
              </text:list-item>
              <text:list-item>
                <text:p text:style-name="P1"><text:span text:style-name="T2">Tags: human labels such as “before-merge”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lue" presentation:presentation-page-layout-name="AL2T1" presentation:use-footer-name="ftr1">
        <office:forms form:automatic-focus="false" form:apply-design-mode="false"/>
        <draw:frame presentation:style-name="pr8" draw:text-style-name="P20" draw:layer="layout" svg:width="25.199cm" svg:height="3.256cm" svg:x="1.301cm" svg:y="0.125cm" presentation:class="title" presentation:user-transformed="true">
          <draw:text-box>
            <text:p text:style-name="P1"><text:span text:style-name="T6">Source control basics – regional repository workflow</text:span></text:p>
          </draw:text-box>
        </draw:frame>
        <draw:custom-shape draw:style-name="gr33" draw:text-style-name="P6" draw:layer="layout" svg:width="2.54cm" svg:height="2.54cm" svg:x="8.82cm" svg:y="3.8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6" draw:text-style-name="P6" draw:layer="layout" svg:width="7.572cm" svg:height="1.675cm" svg:x="0.3cm" svg:y="4.88cm">
          <draw:text-box>
            <text:p text:style-name="P7">Bazaar shared repository</text:p>
            <text:p text:style-name="P7">(there can be many)</text:p>
          </draw:text-box>
        </draw:frame>
        <draw:frame draw:style-name="gr26" draw:layer="layout" svg:width="3.355cm" svg:height="0.963cm" svg:x="12.52cm" svg:y="3.81cm">
          <draw:text-box>
            <text:p text:style-name="P1">Branches:</text:p>
          </draw:text-box>
        </draw:frame>
        <draw:custom-shape draw:style-name="gr34" draw:text-style-name="P6" draw:layer="layout" svg:width="5.08cm" svg:height="1.905cm" svg:x="1.905cm" svg:y="9.875cm">
          <text:p text:style-name="P7">Developer A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4" draw:text-style-name="P6" draw:layer="layout" svg:width="5.08cm" svg:height="1.905cm" svg:x="10.455cm" svg:y="9.875cm">
          <text:p text:style-name="P7">Developer B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4" draw:text-style-name="P6" draw:layer="layout" svg:width="5.08cm" svg:height="1.905cm" svg:x="20.99cm" svg:y="9.875cm">
          <text:p text:style-name="P7">Developer N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6" draw:text-style-name="P21" draw:layer="layout" svg:width="1.442cm" svg:height="1.517cm" svg:x="17.975cm" svg:y="9.999cm">
          <draw:text-box>
            <text:p text:style-name="P1"><text:span text:style-name="T18">...</text:span></text:p>
          </draw:text-box>
        </draw:frame>
        <draw:custom-shape draw:style-name="gr27" draw:text-style-name="P7" draw:id="id24" draw:layer="layout" svg:width="4.445cm" svg:height="1.27cm" svg:x="13cm" svg:y="4.915cm">
          <text:p text:style-name="P7">main</text:p>
          <draw:enhanced-geometry svg:viewBox="0 0 21600 21600" draw:type="rectangle" draw:enhanced-path="M 0 0 L 21600 0 21600 21600 0 21600 0 0 Z N"/>
        </draw:custom-shape>
        <draw:custom-shape draw:style-name="gr31" draw:text-style-name="P7" draw:id="id26" draw:layer="layout" svg:width="4.445cm" svg:height="1.27cm" svg:x="18.701cm" svg:y="4.915cm">
          <text:p text:style-name="P7">production</text:p>
          <draw:enhanced-geometry svg:viewBox="0 0 21600 21600" draw:type="rectangle" draw:enhanced-path="M 0 0 L 21600 0 21600 21600 0 21600 0 0 Z N"/>
        </draw:custom-shape>
        <draw:frame draw:style-name="gr26" draw:layer="layout" svg:width="23.841cm" svg:height="3.811cm" svg:x="0.635cm" svg:y="15.54cm">
          <draw:text-box>
            <text:p text:style-name="P1"><text:span text:style-name="T19">To Update</text:span>: get all changes from the repository to the local workspace</text:p>
            <text:p text:style-name="P1"><text:span text:style-name="T19">To Commit</text:span>: put all changes from the local workspace to the repository</text:p>
            <text:p text:style-name="P1"><text:span text:style-name="T19">To Tag</text:span>: define all artifacts in some revision with a meaningful name (Ex: prod-1.2.4)</text:p>
            <text:p text:style-name="P1"><text:span text:style-name="T19">To Branch</text:span>: copy some branch to other location, preserving the history</text:p>
            <text:p text:style-name="P1"><text:span text:style-name="T19">To Merge</text:span>: merge changes from one branch to another (even across repositories)</text:p>
          </draw:text-box>
        </draw:frame>
        <draw:custom-shape draw:style-name="gr35" draw:text-style-name="P6" draw:layer="layout" svg:width="15.875cm" svg:height="3.51cm" svg:x="8.455cm" svg:y="3.4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id="id23" draw:layer="layout" svg:width="4.784cm" svg:height="1.27cm" svg:x="2.001cm" svg:y="12.092cm">
          <text:p text:style-name="P7"><text:span text:style-name="T3">main (local copy)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84cm" svg:height="1.27cm" svg:x="10.701cm" svg:y="12.115cm">
          <text:p text:style-name="P7"><text:span text:style-name="T3">main (local copy)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id="id27" draw:layer="layout" svg:width="4.784cm" svg:height="1.27cm" svg:x="21.201cm" svg:y="12.015cm">
          <text:p text:style-name="P7"><text:span text:style-name="T3">main (local copy)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draw:id="id25" draw:layer="layout" svg:width="5.173cm" svg:height="1.27cm" svg:x="10.502cm" svg:y="13.615cm">
          <text:p text:style-name="P7"><text:span text:style-name="T4">production (local copy)</text:span></text:p>
          <draw:enhanced-geometry svg:viewBox="0 0 21600 21600" draw:type="rectangle" draw:enhanced-path="M 0 0 L 21600 0 21600 21600 0 21600 0 0 Z N"/>
        </draw:custom-shape>
        <draw:connector draw:style-name="gr36" draw:text-style-name="P6" draw:layer="layout" draw:type="line" svg:x1="6.785cm" svg:y1="12.727cm" svg:x2="15.222cm" svg:y2="6.185cm" draw:start-shape="id23" draw:start-glue-point="1" draw:end-shape="id24" draw:end-glue-point="2" svg:d="m6785 12727 8437-6542">
          <text:p/>
        </draw:connector>
        <draw:connector draw:style-name="gr36" draw:text-style-name="P6" draw:layer="layout" draw:type="line" svg:x1="15.675cm" svg:y1="14.25cm" svg:x2="20.923cm" svg:y2="6.185cm" draw:start-shape="id25" draw:start-glue-point="1" draw:end-shape="id26" draw:end-glue-point="2" svg:d="m15675 14250 5248-8065">
          <text:p/>
        </draw:connector>
        <draw:connector draw:style-name="gr36" draw:text-style-name="P6" draw:layer="layout" draw:type="line" svg:x1="15.222cm" svg:y1="6.185cm" svg:x2="21.201cm" svg:y2="12.65cm" draw:start-shape="id24" draw:start-glue-point="2" draw:end-shape="id27" draw:end-glue-point="3" svg:d="m15222 6185 5979 6465">
          <text:p/>
        </draw:connector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orking cycle – using the environment</text:p>
          </draw:text-box>
        </draw:frame>
        <draw:frame presentation:style-name="pr4" draw:text-style-name="P10" draw:layer="layout" svg:width="25.199cm" svg:height="14.238cm" svg:x="1.4cm" svg:y="4.514cm" presentation:class="outline" presentation:user-transformed="true">
          <draw:text-box>
            <text:list text:style-name="L2">
              <text:list-item>
                <text:p text:style-name="P1">Five steps</text:p>
              </text:list-item>
            </text:list>
            <text:list text:style-name="L3">
              <text:list-item>
                <text:list>
                  <text:list-item>
                    <text:p text:style-name="P1"><text:s/>Update (get changes from the repository)</text:p>
                  </text:list-item>
                </text:list>
              </text:list-item>
            </text:list>
            <text:p text:style-name="P22"><text:span text:style-name="T20">bzr update</text:span></text:p>
            <text:list text:continue-numbering="true" text:style-name="L3">
              <text:list-item>
                <text:list>
                  <text:list-item>
                    <text:p text:style-name="P1">Verify conflicts, deploy files</text:p>
                  </text:list-item>
                </text:list>
              </text:list-item>
            </text:list>
            <text:p text:style-name="P22"><text:span text:style-name="T20">ant</text:span></text:p>
            <text:list text:continue-numbering="true" text:style-name="L3">
              <text:list-item>
                <text:list>
                  <text:list-item>
                    <text:p text:style-name="P1"><text:span text:style-name="T21">Code (Studio, @NM, images, </text:span><text:span text:style-name="T22">Javascript</text:span><text:span text:style-name="T21">, Java, etc)</text:span></text:p>
                  </text:list-item>
                  <text:list-item>
                    <text:p text:style-name="P1"><text:span text:style-name="T21">Test (make sure what you did didn't break anything)</text:span></text:p>
                  </text:list-item>
                  <text:list-item>
                    <text:p text:style-name="P1">Commit (send changes to the repository)</text:p>
                  </text:list-item>
                </text:list>
              </text:list-item>
            </text:list>
            <text:p text:style-name="P22"><text:span text:style-name="T20">bzr commit -m “Fixed bug related to SR 1234”</text:span></text:p>
            <text:list text:style-name="L2">
              <text:list-item>
                <text:p text:style-name="P1"><text:span text:style-name="T21">Repeat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lue" presentation:presentation-page-layout-name="AL2T1" presentation:use-footer-name="ftr1">
        <draw:frame presentation:style-name="pr1" draw:text-style-name="P1" draw:layer="layout" svg:width="25.199cm" svg:height="3.507cm" svg:x="1.301cm" svg:y="0cm" presentation:class="title">
          <draw:text-box>
            <text:p text:style-name="P1">Environment best practices</text:p>
          </draw:text-box>
        </draw:frame>
        <draw:frame presentation:style-name="pr4" draw:text-style-name="P10" draw:layer="layout" svg:width="25.199cm" svg:height="14.439cm" svg:x="1.4cm" svg:y="3.514cm" presentation:class="outline" presentation:user-transformed="true">
          <draw:text-box>
            <text:list text:style-name="L2">
              <text:list-item>
                <text:p text:style-name="P1"><text:span text:style-name="T6">Commit </text:span><text:span text:style-name="T23">only</text:span><text:span text:style-name="T6"> code that works</text:span></text:p>
                <text:list>
                  <text:list-item>
                    <text:p text:style-name="P1"><text:span text:style-name="T7">Make sure you didn't break someone else's code</text:span></text:p>
                  </text:list-item>
                </text:list>
              </text:list-item>
              <text:list-item>
                <text:p text:style-name="P1"><text:span text:style-name="T6">Update often</text:span></text:p>
                <text:list>
                  <text:list-item>
                    <text:p text:style-name="P1"><text:span text:style-name="T7">It is easier to solve conflicts when they are found early</text:span></text:p>
                  </text:list-item>
                </text:list>
              </text:list-item>
              <text:list-item>
                <text:p text:style-name="P1"><text:span text:style-name="T6">Only commit when there are no conflicts</text:span></text:p>
                <text:list>
                  <text:list-item>
                    <text:p text:style-name="P1"><text:span text:style-name="T7">Solve the conflicts locally first (the tool helps)</text:span></text:p>
                  </text:list-item>
                </text:list>
              </text:list-item>
              <text:list-item>
                <text:p text:style-name="P1"><text:span text:style-name="T6">Communicate</text:span></text:p>
                <text:list>
                  <text:list-item>
                    <text:p text:style-name="P1"><text:span text:style-name="T7">Ask questions and talk to the other developers</text:span></text:p>
                  </text:list-item>
                </text:list>
              </text:list-item>
              <text:list-item>
                <text:p text:style-name="P1"><text:span text:style-name="T6">Document everything</text:span></text:p>
                <text:list>
                  <text:list-item>
                    <text:p text:style-name="P1"><text:span text:style-name="T7">Write simple text files, html files and use the repository. Link to the existing document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Blue" presentation:presentation-page-layout-name="AL2T1" presentation:use-footer-name="ftr1">
        <draw:frame presentation:style-name="pr1" draw:text-style-name="P1" draw:layer="layout" svg:width="25.199cm" svg:height="3.507cm" svg:x="1.301cm" svg:y="0cm" presentation:class="title">
          <draw:text-box>
            <text:p text:style-name="P1">Final notes</text:p>
          </draw:text-box>
        </draw:frame>
        <draw:frame presentation:style-name="pr4" draw:text-style-name="P10" draw:layer="layout" svg:width="25.199cm" svg:height="13.909cm" svg:x="1.4cm" svg:y="4.114cm" presentation:class="outline" presentation:user-transformed="true">
          <draw:text-box>
            <text:list text:style-name="L2">
              <text:list-item>
                <text:p text:style-name="P1">The tool uses only Free Software tools</text:p>
                <text:list>
                  <text:list-item>
                    <text:p text:style-name="P1">No licenses are required</text:p>
                  </text:list-item>
                  <text:list-item>
                    <text:p text:style-name="P1">No need to give source code if not deployed outside the company</text:p>
                  </text:list-item>
                  <text:list-item>
                    <text:p text:style-name="P1">If the solution is sold to other parties, there is no need to give source code of Alphalinc (we are only using these tools)</text:p>
                  </text:list-item>
                </text:list>
              </text:list-item>
              <text:list-item>
                <text:p text:style-name="P1">Current state</text:p>
                <text:list>
                  <text:list-item>
                    <text:p text:style-name="P1">Code, forms, classes, menus</text:p>
                  </text:list-item>
                  <text:list-item>
                    <text:p text:style-name="P1">Outstanding: it still depends on CACHE.D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lue" xlink:href="Pictures/1000000000000640000004B02C5236E4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36pt" fo:font-style="normal" fo:text-shadow="none" style:text-underline-style="none" fo:font-weight="bold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>
        <style:tab-stops/>
      </style:paragraph-properties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7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Blue" style:page-layout-name="PM1" draw:style-name="Mdp1"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11.43cm" svg:height="0.894cm" svg:x="8.255cm" svg:y="19.885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7.23cm" svg:height="0.894cm" svg:x="20.075cm" svg:y="19.885cm" presentation:class="page-number">
        <draw:text-box>
          <text:p text:style-name="MP2"><text:span text:style-name="MT1"><text:page-number>7</text:page-number></text:span></text:p>
        </draw:text-box>
      </draw:frame>
      <draw:frame presentation:style-name="Mpr3" draw:text-style-name="MP1" draw:layer="backgroundobjects" svg:width="2.4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BrOffice.org/3.0$Win32 OpenOffice.org_project/300m15$Build-9379</meta:generator>
    <meta:initial-creator>Luis Soeiro</meta:initial-creator>
    <meta:creation-date>2008-09-17T09:08:15</meta:creation-date>
    <dc:creator>Pablo Gandulfo</dc:creator>
    <dc:date>2010-08-23T19:27:54.49</dc:date>
    <meta:editing-cycles>95</meta:editing-cycles>
    <meta:editing-duration>PT09H53M59S</meta:editing-duration>
    <meta:document-statistic meta:object-count="204"/>
    <meta:user-defined meta:name="Info 1"/>
    <meta:user-defined meta:name="Info 2"/>
    <meta:user-defined meta:name="Info 3"/>
    <meta:user-defined meta:name="Info 4"/>
  </office:meta>
</office:document-meta>
</file>